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Zodiac</text:p>
          </table:table-cell>
          <table:table-cell table:style-name="ce1" office:value-type="string" calcext:value-type="string">
            <text:p>Power Budget for 3.7V</text:p>
          </table:table-cell>
          <table:table-cell table:style-name="ce1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Board</text:p>
          </table:table-cell>
          <table:table-cell table:style-name="ce2" office:value-type="string" calcext:value-type="string">
            <text:p>Current (mA)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2">
          <table:table-cell office:value-type="string" calcext:value-type="string">
            <text:p>VCO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CF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office:value-type="string" calcext:value-type="string">
            <text:p>Scorpio</text:p>
          </table:table-cell>
          <table:table-cell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ncer</text:p>
          </table:table-cell>
          <table:table-cell office:value-type="float" office:value="77" calcext:value-type="float">
            <text:p>77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3" office:value-type="string" calcext:value-type="string">
            <text:p>Total:</text:p>
          </table:table-cell>
          <table:table-cell table:style-name="ce4" table:formula="of:=SUM([.B4:.B17])" office:value-type="float" office:value="272" calcext:value-type="float">
            <text:p>272</text:p>
          </table:table-cell>
          <table:table-cell table:style-name="ce4"/>
          <table:table-cell table:style-name="ce5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1-15T12:43:56.869146734</meta:creation-date>
    <dc:date>2024-01-20T09:15:43.959498913</dc:date>
    <meta:editing-duration>P1DT20H11M1S</meta:editing-duration>
    <meta:editing-cycles>5</meta:editing-cycles>
    <meta:generator>LibreOffice/7.3.5.2$MacOSX_X86_64 LibreOffice_project/184fe81b8c8c30d8b5082578aee2fed2ea847c01</meta:generator>
    <meta:document-statistic meta:table-count="1" meta:cell-count="14" meta:object-count="0"/>
  </office:meta>
</office:document-meta>
</file>